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color="#ff99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1.778cm" svg:y="1.143cm">
          <text:p text:style-name="P1"><text:span text:style-name="T1">record_metadata</text:span></text:p>
          <text:p text:style-name="P1"><text:span text:style-name="T2"/></text:p>
          <text:p text:style-name="P1"><text:span text:style-name="T3">id</text:span></text:p>
          <text:p text:style-name="P1"><text:span text:style-name="T3">record_type_code</text:span></text:p>
          <text:p text:style-name="P1"><text:span text:style-name="T3">creation_date_gmt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5.08cm" svg:x="11.403cm" svg:y="1.143cm">
          <text:p text:style-name="P1"><text:span text:style-name="T1">bib_record_property</text:span></text:p>
          <text:p text:style-name="P1"><text:span text:style-name="T2"/></text:p>
          <text:p text:style-name="P1"><text:span text:style-name="T3">id</text:span></text:p>
          <text:p text:style-name="P1"><text:span text:style-name="T3">bib_record_id</text:span></text:p>
          <text:p text:style-name="P1"><text:span text:style-name="T3">best_tit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29cm" svg:y1="3.302cm" svg:x2="11.684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6T20:38:39.65</meta:creation-date>
    <dc:date>2016-04-06T21:16:45.29</dc:date>
    <meta:editing-duration>PT22M24S</meta:editing-duration>
    <meta:editing-cycles>2</meta:editing-cycles>
    <meta:generator>OpenOffice/4.0.1$Win32 OpenOffice.org_project/401m5$Build-9714</meta:generator>
    <meta:document-statistic meta:object-count="3"/>
  </office:meta>
</office:document-meta>
</file>